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f75d" officeooo:paragraph-rsid="000ef75d"/>
    </style:style>
    <style:style style:name="P2" style:family="paragraph" style:parent-style-name="Text_20_body">
      <style:text-properties officeooo:rsid="000ef75d"/>
    </style:style>
    <style:style style:name="T1" style:family="text">
      <style:text-properties officeooo:rsid="0011d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дравствуйте! Меня зовут Сергей, и я увлекаюсь любительской астрономией, о чём и хочу рассказать в данном вид<text:span text:style-name="T1">0</text:span>ео.</text:p>
      <text:p text:style-name="P2">И для начала, чтобы сразу развеять чрезмерные ожидания — у вас не получится сделать столь же красивые кадры, как те, что можно найти в интернете. Большинство таких изображений получены не в оптическом диапазоне, а, например, в инфракрасном — как это делает телескоп <text:span text:style-name="Strong_20_Emphasis">James Webb Space Telescope</text:span> — и затем раскрашены для наглядности.</text:p>
      <text:p text:style-name="P2">Любительская астрономия — это другое. Это в первую очередь про то, что ты сам, своими силами, можешь увидеть невообразимо далёкие объекты, поведение которых до сих пор до конца не понятно. И в этом — особая ценность.</text:p>
      <text:p text:style-name="P2">Когда человек выбирает первый телескоп, он обычно смотрит на «увеличение ×300» или «×500». Но это, по сути, маркетинг. Главный параметр телескопа — это апертура, то есть диаметр объектива или зеркала. Именно апертура определяет, сколько света собирает инструмент.</text:p>
      <text:p text:style-name="P2">Для наглядности её можно представить как диаметр зрачка вашего глаза: чем он больше, тем более тусклые объекты можно разглядеть.</text:p>
      <text:p text:style-name="P2">Второй важный параметр — фокусное расстояние. Увеличение рассчитывается просто: фокусное расстояние телескопа делится на фокусное расстояние окуляра. Например, если фокус телескопа 1000 мм, а окуляра — 10 мм, то увеличение будет 100 крат.</text:p>
      <text:p text:style-name="P2">Но важно помнить: астрономия — это не гонка за увеличением. Для наблюдения тусклых объектов слишком большое увеличение может даже навредить. Свет как будто «размазывается» по большей площади — словно тонкий слой масла по хлебу — и изображение становится темнее.</text:p>
      <text:p text:style-name="P2">Существует два основных типа телескопов.</text:p>
      <text:p text:style-name="P2">Рефрактор — это линзовый телескоп. Он прост в использовании, даёт контрастное изображение и хорошо подходит для наблюдения Луны и планет.</text:p>
      <text:p text:style-name="P2">Рефлектор — зеркальный телескоп, чаще всего системы Ньютона. При той же стоимости он позволяет получить большую апертуру и лучше подходит для наблюдения туманностей, галактик и звёздных скоплений.</text:p>
      <text:p text:style-name="P1">Также важно понимать различие в монтировках.<text:line-break/>Азимутальная — проще и интуитивнее для новичков.<text:line-break/>Экваториальная — сложнее в настройке, но позволяет компенсировать вращение Земли и становится необходимой, если вы захотите заниматься астрофотографие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8:17:41.365586191</meta:creation-date>
    <dc:date>2026-02-22T03:28:16.915736296</dc:date>
    <meta:editing-duration>PT4H45M6S</meta:editing-duration>
    <meta:editing-cycles>2</meta:editing-cycles>
    <meta:generator>LibreOffice/25.2.7.2$Linux_X86_64 LibreOffice_project/520$Build-2</meta:generator>
    <meta:document-statistic meta:table-count="0" meta:image-count="0" meta:object-count="0" meta:page-count="1" meta:paragraph-count="11" meta:word-count="301" meta:character-count="2168" meta:non-whitespace-character-count="1863"/>
  </office:meta>
</office:document-meta>
</file>